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05e5" officeooo:paragraph-rsid="000205e5" style:font-weight-asian="bold" style:font-weight-complex="bold"/>
    </style:style>
    <style:style style:name="P2" style:family="paragraph" style:parent-style-name="Standard">
      <style:text-properties fo:font-weight="bold" officeooo:rsid="000205e5" officeooo:paragraph-rsid="0004e750" style:font-weight-asian="bold" style:font-weight-complex="bold"/>
    </style:style>
    <style:style style:name="P3" style:family="paragraph" style:parent-style-name="Standard">
      <style:text-properties fo:font-weight="bold" officeooo:rsid="000205e5" officeooo:paragraph-rsid="0009cf1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205e5" officeooo:paragraph-rsid="000205e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205e5" officeooo:paragraph-rsid="000b77f6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205e5" officeooo:paragraph-rsid="000b77f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e8ccf" officeooo:paragraph-rsid="000e8ccf" style:font-weight-asian="normal" style:font-weight-complex="normal"/>
    </style:style>
    <style:style style:name="P8" style:family="paragraph" style:parent-style-name="Standard">
      <style:text-properties fo:font-weight="normal" officeooo:rsid="000205e5" officeooo:paragraph-rsid="000205e5" style:font-weight-asian="normal" style:font-weight-complex="normal"/>
    </style:style>
    <style:style style:name="P9" style:family="paragraph" style:parent-style-name="Standard">
      <style:text-properties fo:font-weight="normal" officeooo:rsid="000205e5" officeooo:paragraph-rsid="0009cf14" style:font-weight-asian="normal" style:font-weight-complex="normal"/>
    </style:style>
    <style:style style:name="P10" style:family="paragraph" style:parent-style-name="Standard">
      <style:text-properties fo:color="#000000" style:font-name="Consolas" fo:font-size="10pt" fo:font-weight="normal" officeooo:rsid="000205e5" officeooo:paragraph-rsid="000205e5" fo:background-color="#e8f2fe" style:font-size-asian="10pt" style:font-weight-asian="normal" style:font-weight-complex="normal"/>
    </style:style>
    <style:style style:name="P11" style:family="paragraph" style:parent-style-name="Standard">
      <style:text-properties fo:color="#000000" style:font-name="Consolas" fo:font-size="10pt" fo:font-weight="normal" officeooo:rsid="000205e5" officeooo:paragraph-rsid="0009cf14" fo:background-color="#e8f2fe" style:font-size-asian="10pt" style:font-weight-asian="normal" style:font-weight-complex="normal"/>
    </style:style>
    <style:style style:name="P12" style:family="paragraph" style:parent-style-name="Standard">
      <style:text-properties fo:color="#000000" style:font-name="Consolas" fo:font-size="10pt" fo:font-weight="normal" officeooo:rsid="000634e3" officeooo:paragraph-rsid="000634e3" fo:background-color="#e8f2fe" style:font-size-asian="10pt" style:font-weight-asian="normal" style:font-weight-complex="normal"/>
    </style:style>
    <style:style style:name="P13" style:family="paragraph" style:parent-style-name="Standard">
      <style:text-properties fo:color="#000000" style:font-name="Consolas" fo:font-size="10pt" fo:font-style="italic" fo:font-weight="normal" officeooo:rsid="000634e3" officeooo:paragraph-rsid="0009cf14" fo:background-color="#e8f2fe" style:font-size-asian="10pt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color="#000000" style:font-name="Consolas" fo:font-size="10pt" fo:font-style="italic" style:text-underline-style="solid" style:text-underline-width="auto" style:text-underline-color="font-color" fo:font-weight="normal" officeooo:rsid="000205e5" officeooo:paragraph-rsid="0009cf14" fo:background-color="#e8f2fe" style:font-size-asian="10pt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text-underline-style="none" fo:font-weight="normal" officeooo:rsid="000e8ccf" officeooo:paragraph-rsid="000e8ccf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f4569" officeooo:paragraph-rsid="000f4569" style:font-weight-asian="normal" style:font-weight-complex="normal"/>
    </style:style>
    <style:style style:name="P17" style:family="paragraph" style:parent-style-name="Standard">
      <style:text-properties style:text-underline-style="none" fo:font-weight="bold" officeooo:rsid="001396ba" officeooo:paragraph-rsid="001396ba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396ba" officeooo:paragraph-rsid="0015b2f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3a7a" style:font-weight-asian="normal" style:font-weight-complex="normal"/>
    </style:style>
    <style:style style:name="T3" style:family="text">
      <style:text-properties fo:font-weight="normal" officeooo:rsid="0004e750" style:font-weight-asian="normal" style:font-weight-complex="normal"/>
    </style:style>
    <style:style style:name="T4" style:family="text">
      <style:text-properties fo:font-weight="normal" officeooo:rsid="000f4569" style:font-weight-asian="normal" style:font-weight-complex="normal"/>
    </style:style>
    <style:style style:name="T5" style:family="text">
      <style:text-properties fo:font-weight="normal" officeooo:rsid="00169403" style:font-weight-asian="normal" style:font-weight-complex="normal"/>
    </style:style>
    <style:style style:name="T6" style:family="text">
      <style:text-properties fo:font-weight="normal" officeooo:rsid="00176ad4" style:font-weight-asian="normal" style:font-weight-complex="normal"/>
    </style:style>
    <style:style style:name="T7" style:family="text">
      <style:text-properties fo:font-weight="normal" officeooo:rsid="00197508" style:font-weight-asian="normal" style:font-weight-complex="normal"/>
    </style:style>
    <style:style style:name="T8" style:family="text">
      <style:text-properties fo:color="#000000" style:font-name="Consolas" fo:font-size="10pt" fo:font-weight="normal" fo:background-color="#e8f2fe" loext:char-shading-value="0" style:font-size-asian="10pt" style:font-weight-asian="normal" style:font-weight-complex="normal"/>
    </style:style>
    <style:style style:name="T9" style:family="text">
      <style:text-properties officeooo:rsid="000634e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96ba" style:font-weight-asian="bold" style:font-weight-complex="bold"/>
    </style:style>
    <style:style style:name="T12" style:family="text">
      <style:text-properties officeooo:rsid="0012b199"/>
    </style:style>
    <style:style style:name="T13" style:family="text">
      <style:text-properties officeooo:rsid="0015b2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>Meeting Minutes Reg. </text:span>Credential Encryption:</text:p>
      <text:p text:style-name="P1"/>
      <text:p text:style-name="P2">Step 1: <text:span text:style-name="T1">Edit “initial.sh” </text:span><text:span text:style-name="T3">&amp; </text:span><text:span text:style-name="T1">“</text:span><text:span text:style-name="T2">inital.</text:span><text:span text:style-name="T1">production.sh” file and update following.</text:span></text:p>
      <text:p text:style-name="P8"><text:s text:c="13"/>Line No.9 , change the credentials</text:p>
      <text:p text:style-name="P10"/>
      <text:p text:style-name="P2">Step 2: <text:span text:style-name="T1">Edit “jenkins_shell.sh” </text:span><text:span text:style-name="T3">&amp; </text:span><text:span text:style-name="T1">“jenkins_production.sh” file and update following.</text:span></text:p>
      <text:p text:style-name="P8"><text:s text:c="13"/>Line No.5 , change the credentials.</text:p>
      <text:p text:style-name="P8"/>
      <text:p text:style-name="P1"><text:span text:style-name="T1"><text:s/></text:span><text:span text:style-name="T8">https://{your_credentials}@github.com/vignesh-balakrishnan/Chillup_backend.git</text:span></text:p>
      <text:p text:style-name="P10"/>
      <text:p text:style-name="P12">Change the credentials &amp; commit to your target repo.</text:p>
      <text:p text:style-name="P13">The above steps are not related to credential encryption.</text:p>
      <text:p text:style-name="P14"/>
      <text:p text:style-name="P3">Step 1: <text:span text:style-name="T1">Edit “initial.sh” </text:span><text:span text:style-name="T3">&amp; </text:span><text:span text:style-name="T1">“</text:span><text:span text:style-name="T2">inital.</text:span><text:span text:style-name="T1">production.sh” file and update following.</text:span></text:p>
      <text:p text:style-name="P9"><text:s text:c="13"/>Line No.9 , change the credentials</text:p>
      <text:p text:style-name="P11"/>
      <text:p text:style-name="P3">Step 2: <text:span text:style-name="T1">Edit “jenkins_shell.sh” </text:span><text:span text:style-name="T3">&amp; </text:span><text:span text:style-name="T1">“jenkins_production.sh” file and update following.</text:span></text:p>
      <text:p text:style-name="P9"><text:s text:c="13"/>Line No.5 , change the credentials.</text:p>
      <text:p text:style-name="P9"/>
      <text:p text:style-name="P9"/>
      <text:p text:style-name="P5"><text:span text:style-name="T9">Meeting Minutes Reg. Github connection to Instance(Secret Manager &amp; RDS)</text:span>:</text:p>
      <text:p text:style-name="P5"/>
      <text:p text:style-name="P7">When new RDS instance has been initialized please do proceed the following steps to</text:p>
      <text:p text:style-name="P7">connect via application.</text:p>
      <text:p text:style-name="P7"/>
      <text:p text:style-name="P17">Step 1: <text:s/><text:span text:style-name="T1">Edit </text:span><text:span text:style-name="T4"><text:s/>“aws.config.json” &amp; “aws.testing.config.json” </text:span><text:span text:style-name="T1">file and update following</text:span></text:p>
      <text:p text:style-name="P18"><text:span text:style-name="T1"><text:s text:c="15"/>Line No.4 ~ 7 , change the </text:span><text:span text:style-name="T7">IAM</text:span><text:span text:style-name="T1"> credential.</text:span></text:p>
      <text:p text:style-name="P18"><text:span text:style-name="T1"/></text:p>
      <text:p text:style-name="P18">Step <text:span text:style-name="T13">2</text:span>: <text:s/><text:span text:style-name="T1">Edit </text:span><text:span text:style-name="T4"><text:s/>“aws.config.json” &amp; “aws.testing.config.json” </text:span><text:span text:style-name="T1">file and update following</text:span></text:p>
      <text:p text:style-name="P18"><text:span text:style-name="T1"><text:s text:c="15"/>Line No.</text:span><text:span text:style-name="T5">8</text:span><text:span text:style-name="T1"> , change the </text:span><text:span text:style-name="T6">bucket name</text:span><text:span text:style-name="T1">. </text:span></text:p>
      <text:p text:style-name="P16"><text:span text:style-name="T10"/></text:p>
      <text:p text:style-name="P16"><text:span text:style-name="T10">Step </text:span><text:span text:style-name="T11">3</text:span><text:span text:style-name="T10"> :</text:span> <text:s/>Edit “aws.config.json” &amp; “aws.testing.config.json” fil<text:span text:style-name="T12">e</text:span> and update following</text:p>
      <text:p text:style-name="P16"><text:s text:c="14"/>Line No.12, change the secret manager.</text:p>
      <text:p text:style-name="P16"/>
      <text:p text:style-name="P7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2-26T15:53:51.506000000</dc:date>
    <meta:editing-duration>PT25M31S</meta:editing-duration>
    <meta:editing-cycles>15</meta:editing-cycles>
    <meta:document-statistic meta:table-count="0" meta:image-count="0" meta:object-count="0" meta:page-count="1" meta:paragraph-count="21" meta:word-count="168" meta:character-count="1341" meta:non-whitespace-character-count="1091"/>
  </office:meta>
</office:document-meta>
</file>